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tenportlet - Db Object Kapselung</text:p>
      <text:p text:style-name="P1"/>
      <text:h text:style-name="Heading_20_1" text:outline-level="1">Save new created marker</text:h>
      <text:p text:style-name="P1"/>
      <text:p text:style-name="P1"><draw:frame draw:style-name="fr1" draw:name="Objekt1" text:anchor-type="paragraph" svg:x="-0.549cm" svg:y="0.307cm" svg:width="18.47cm" svg:height="16.85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2T16:04:38</meta:creation-date>
    <meta:generator>LibreOffice/3.5$Linux_X86_64 LibreOffice_project/350m1$Build-2</meta:generator>
    <dc:date>2013-01-02T16:29:40</dc:date>
    <meta:editing-duration>PT9M40S</meta:editing-duration>
    <meta:editing-cycles>4</meta:editing-cycles>
    <meta:document-statistic meta:table-count="0" meta:image-count="0" meta:object-count="1" meta:page-count="1" meta:paragraph-count="2" meta:word-count="9" meta:character-count="58" meta:non-whitespace-character-count="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4cm"/>
    </style:style>
    <style:style style:name="gr5" style:family="graphic" style:parent-style-name="standard">
      <style:graphic-properties draw:stroke="none" svg:stroke-color="#000000" draw:fill="none" draw:fill-color="#ffffff" fo:min-height="0.51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1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4cm" svg:height="3.5cm" svg:x="6.6cm" svg:y="3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0.839cm" svg:x="5.6cm" svg:y="2.1cm">
          <draw:text-box>
            <text:p text:style-name="P2"><text:span text:style-name="T1">Factory</text:span></text:p>
          </draw:text-box>
        </draw:frame>
        <draw:line draw:style-name="gr3" draw:text-style-name="P1" draw:layer="layout" svg:x1="2.4cm" svg:y1="4.2cm" svg:x2="6.2cm" svg:y2="4.2cm">
          <text:p/>
        </draw:line>
        <draw:frame draw:style-name="gr4" draw:text-style-name="P3" draw:layer="layout" svg:width="4cm" svg:height="1.433cm" svg:x="2.4cm" svg:y="2.761cm">
          <draw:text-box>
            <text:p><text:span text:style-name="T2">CreateNewMapObject</text:span></text:p>
            <text:p><text:span text:style-name="T2">(...type=marker,</text:span></text:p>
            <text:p><text:span text:style-name="T2">other_user_input...)</text:span></text:p>
          </draw:text-box>
        </draw:frame>
        <draw:custom-shape draw:style-name="gr1" draw:text-style-name="P1" draw:layer="layout" svg:width="0.4cm" svg:height="9.6cm" svg:x="1.8cm" svg:y="2.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6cm" svg:height="0.839cm" svg:x="0.9cm" svg:y="1.061cm">
          <draw:text-box>
            <text:p text:style-name="P2"><text:span text:style-name="T1">PortletClass</text:span></text:p>
          </draw:text-box>
        </draw:frame>
        <draw:custom-shape draw:style-name="gr6" draw:text-style-name="P4" draw:layer="layout" svg:width="4.9cm" svg:height="3.3cm" svg:x="8.1cm" svg:y="3.7cm">
          <text:p text:style-name="P4"><text:span text:style-name="T2">new MapObject</text:span></text:p>
          <text:p text:style-name="P4"><text:span text:style-name="T2">(new Marker</text:span></text:p>
          <text:p text:style-name="P4"><text:span text:style-name="T2">(new Point))</text:span></text:p>
          <text:p text:style-name="P4"><text:span text:style-name="T2">with</text:span></text:p>
          <text:p text:style-name="P4"><text:span text:style-name="T2">MapObject.dbMapObject</text:span></text:p>
          <text:p text:style-name="P4"><text:span text:style-name="T2">Marker.dbMarker</text:span></text:p>
          <text:p text:style-name="P4"><text:span text:style-name="T2">Point.dbPoint</text:span></text:p>
          <text:p text:style-name="P4"><text:span text:style-name="T2"/></text:p>
          <draw:enhanced-geometry svg:viewBox="0 0 21600 21600" draw:glue-points="?f6 0 10800 ?f8 ?f11 10800 ?f9 21600 10800 ?f10 ?f5 10800" draw:text-areas="?f3 ?f3 ?f4 ?f4" draw:type="parallelogram" draw:modifiers="2885.3387259858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2cm" svg:y1="4.3cm" svg:x2="8.5cm" svg:y2="4.3cm">
          <text:p/>
        </draw:line>
        <draw:line draw:style-name="gr3" draw:text-style-name="P1" draw:layer="layout" svg:x1="8.1cm" svg:y1="6.1cm" svg:x2="7.1cm" svg:y2="6.1cm">
          <text:p/>
        </draw:line>
        <draw:line draw:style-name="gr3" draw:text-style-name="P1" draw:layer="layout" svg:x1="6.2cm" svg:y1="6.6cm" svg:x2="2.9cm" svg:y2="6.6cm">
          <text:p/>
        </draw:line>
        <draw:frame draw:style-name="gr7" draw:text-style-name="P2" draw:layer="layout" svg:width="3.1cm" svg:height="0.839cm" svg:x="6cm" svg:y="7.261cm">
          <draw:text-box>
            <text:p text:style-name="P2"><text:span text:style-name="T1">Repository</text:span></text:p>
          </draw:text-box>
        </draw:frame>
        <draw:custom-shape draw:style-name="gr1" draw:text-style-name="P1" draw:layer="layout" svg:width="0.4cm" svg:height="8.4cm" svg:x="7.3cm" svg:y="8.1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2cm" svg:height="0.645cm" svg:x="3.7cm" svg:y="5.9cm">
          <draw:text-box>
            <text:p text:style-name="P5"><text:span text:style-name="T3">MapObject</text:span></text:p>
          </draw:text-box>
        </draw:frame>
        <draw:frame draw:style-name="gr8" draw:text-style-name="P3" draw:layer="layout" svg:width="4.88cm" svg:height="0.645cm" svg:x="2.22cm" svg:y="8.7cm">
          <draw:text-box>
            <text:p><text:span text:style-name="T2">saveMapObject(</text:span><text:span text:style-name="T3">MapObject</text:span><text:span text:style-name="T4">)</text:span></text:p>
          </draw:text-box>
        </draw:frame>
        <draw:line draw:style-name="gr3" draw:text-style-name="P1" draw:layer="layout" svg:x1="2.4cm" svg:y1="9.6cm" svg:x2="7.1cm" svg:y2="9.6cm">
          <text:p/>
        </draw:line>
        <draw:frame draw:style-name="gr8" draw:text-style-name="P3" draw:layer="layout" svg:width="3.22cm" svg:height="0.645cm" svg:x="12.4cm" svg:y="9.555cm">
          <draw:text-box>
            <text:p text:style-name="P3"><text:span text:style-name="T2">DbMarkerService</text:span></text:p>
          </draw:text-box>
        </draw:frame>
        <draw:frame draw:style-name="gr8" draw:text-style-name="P3" draw:layer="layout" svg:width="3.821cm" svg:height="0.645cm" svg:x="9.3cm" svg:y="8.5cm">
          <draw:text-box>
            <text:p text:style-name="P3"><text:span text:style-name="T2">DbMapObjectService</text:span></text:p>
          </draw:text-box>
        </draw:frame>
        <draw:frame draw:style-name="gr8" draw:text-style-name="P3" draw:layer="layout" svg:width="2.919cm" svg:height="0.645cm" svg:x="15.281cm" svg:y="10.255cm">
          <draw:text-box>
            <text:p text:style-name="P3"><text:span text:style-name="T2">DbPointService</text:span></text:p>
          </draw:text-box>
        </draw:frame>
        <draw:custom-shape draw:style-name="gr1" draw:text-style-name="P1" draw:layer="layout" svg:width="0.2cm" svg:height="2.7cm" svg:x="13.82cm" svg:y="10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cm" svg:height="1.955cm" svg:x="10.921cm" svg:y="9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2cm" svg:height="5.3cm" svg:x="16.6cm" svg:y="10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233cm" svg:height="1.433cm" svg:x="7.769cm" svg:y="9.261cm">
          <draw:text-box>
            <text:p><text:span text:style-name="T2">addDbMapObject</text:span></text:p>
            <text:p><text:span text:style-name="T2">(mapObject</text:span></text:p>
            <text:p><text:span text:style-name="T2">.dbMapObject).</text:span></text:p>
          </draw:text-box>
        </draw:frame>
        <draw:line draw:style-name="gr3" draw:text-style-name="P1" draw:layer="layout" svg:x1="7.9cm" svg:y1="10.7cm" svg:x2="10.6cm" svg:y2="10.7cm">
          <text:p/>
        </draw:line>
        <draw:frame draw:style-name="gr8" draw:text-style-name="P3" draw:layer="layout" svg:width="2.631cm" svg:height="1.827cm" svg:x="11.2cm" svg:y="10.2cm">
          <draw:text-box>
            <text:p><text:span text:style-name="T2">addDbMarker</text:span></text:p>
            <text:p><text:span text:style-name="T2">(mapObject</text:span></text:p>
            <text:p><text:span text:style-name="T2">.marker</text:span></text:p>
            <text:p><text:span text:style-name="T2">.dbMarker).</text:span></text:p>
          </draw:text-box>
        </draw:frame>
        <draw:frame draw:style-name="gr8" draw:text-style-name="P3" draw:layer="layout" svg:width="2.449cm" svg:height="2.221cm" svg:x="14cm" svg:y="11.8cm">
          <draw:text-box>
            <text:p><text:span text:style-name="T2">addDbPointr</text:span></text:p>
            <text:p><text:span text:style-name="T2">(mapObject</text:span></text:p>
            <text:p><text:span text:style-name="T2">.marker</text:span></text:p>
            <text:p><text:span text:style-name="T2">.point</text:span></text:p>
            <text:p><text:span text:style-name="T2">.dbPoint).</text:span></text:p>
          </draw:text-box>
        </draw:frame>
        <draw:line draw:style-name="gr3" draw:text-style-name="P1" draw:layer="layout" svg:x1="7.9cm" svg:y1="12.4cm" svg:x2="13.6cm" svg:y2="12.3cm">
          <text:p/>
        </draw:line>
        <draw:line draw:style-name="gr3" draw:text-style-name="P1" draw:layer="layout" svg:x1="7.9cm" svg:y1="14.6cm" svg:x2="16cm" svg:y2="14.6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